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1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  <style:text-properties style:font-name="Arial1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Arial1" officeooo:paragraph-rsid="000b2fdd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Arial1" officeooo:rsid="000b2fdd" officeooo:paragraph-rsid="000b2fdd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0b2fdd" officeooo:paragraph-rsid="000b2fdd"/>
    </style:style>
    <style:style style:name="P8" style:family="paragraph" style:parent-style-name="Standard">
      <style:paragraph-properties fo:text-align="justify" style:justify-single-word="false"/>
      <style:text-properties style:font-name="Arial1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style:font-name="Arial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onexión Multifuente: Integrando JSON y XML en una Base de Datos</text:span></text:span></text:p>
      <text:p text:style-name="P2">Tienen dos archivos:</text:p>
      <text:list text:style-name="L1">
        <text:list-item>
          <text:p text:style-name="P3"><text:span text:style-name="Source_20_Text"><text:span text:style-name="T2">empleados.json</text:span></text:span></text:p>
        </text:list-item>
        <text:list-item>
          <text:p text:style-name="P3"><text:span text:style-name="Source_20_Text"><text:span text:style-name="T2">empleados.xml</text:span></text:span></text:p>
        </text:list-item>
        <text:list-item>
          <text:p text:style-name="P3"><text:span text:style-name="Source_20_Text"><text:span text:style-name="T2"/></text:span></text:p>
        </text:list-item>
      </text:list>
      <text:p text:style-name="P2">Cada archivo contiene empleados con: nombre, apellido, DNI, correos y teléfonos (algunos empleados tienen varios correos o teléfonos). Cada archivo representa empleados de una empresa diferente.</text:p>
      <text:p text:style-name="P2"/>
      <text:p text:style-name="P1"><text:span text:style-name="Strong_20_Emphasis"><text:span text:style-name="T2">Tarea:</text:span></text:span></text:p>
      <text:list text:style-name="L2">
        <text:list-item>
          <text:p text:style-name="P4">Hacer un programa que lea ambos archivos y almacene la información en una base de datos relacional.</text:p>
        </text:list-item>
        <text:list-item>
          <text:p text:style-name="P4">Crear las tablas necesarias para guardar empleados, correos, teléfonos y empresas, respetando relaciones entre ellas.</text:p>
        </text:list-item>
        <text:list-item>
          <text:p text:style-name="P4">Cada empleado debe estar asociado a la empresa correspondiente del archivo.</text:p>
        </text:list-item>
        <text:list-item>
          <text:p text:style-name="P5">Al finalizar, mostrar un resumen de la cantidad de empleados, correos y teléfonos insertados.</text:p>
        </text:list-item>
        <text:list-item>
          <text:p text:style-name="P6">Mandar captura de los resultados y mandar código del proceso.</text:p>
          <text:p text:style-name="P6"/>
        </text:list-item>
      </text:list>
      <text:p text:style-name="P7"><text:span text:style-name="T3">* Opcional</text:span>: <text:s/>creación de la base de datos ,con sus tablas, desde JAVA, en vez de Postgre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3:02:02.851610600</meta:creation-date>
    <dc:date>2025-10-24T13:05:45.965211300</dc:date>
    <meta:editing-duration>PT3M43S</meta:editing-duration>
    <meta:editing-cycles>1</meta:editing-cycles>
    <meta:document-statistic meta:table-count="0" meta:image-count="0" meta:object-count="0" meta:page-count="1" meta:paragraph-count="14" meta:word-count="136" meta:character-count="854" meta:non-whitespace-character-count="738"/>
    <meta:generator>LibreOffice/25.8.1.1$Windows_X86_64 LibreOffice_project/54047653041915e595ad4e45cccea684809c77b5</meta:generator>
  </office:meta>
</office:document-meta>
</file>